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b2XmlDecoder.setUnmarshallerProcessor( Function &lt; Unmarshaller , Unmarshaller &gt;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2XmlDecoder.toQName( Class &lt; ? &gt; outputClas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axb2XmlDecoder.canDecode( ResolvableType elementType , @ Nullable MimeType mim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xb2XmlDecoder.setMaxInMemorySize( int byt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xb2XmlDecoder.getUnmarshaller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Handler.SplitHandler( QName desir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2XmlDecoder.Jaxb2Xml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2XmlDecoder.decode( Publisher &lt; DataBuffer &gt; inputStream , ResolvableType elementType , @ Nullable MimeType mimeType , @ Nullable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axb2XmlDecoder.unmarshal( List &lt; XMLEvent &gt; events , Class &lt; ? &gt; output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axb2XmlDecoder.encoding( @ Nullable MimeType mim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xb2XmlDecoder.getMaxInMemor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2XmlDecoder.split( Flux &lt; XMLEvent &gt; xmlEventFlux , QName desir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2XmlDecoder.Jaxb2XmlDecoder( MimeType ... supported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axb2XmlDecoder.decodeToMono( Publisher &lt; DataBuffer &gt; input , ResolvableType elemen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xb2XmlDecoder.initUnmarshaller( Class &lt; ? &gt; outpu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xb2XmlDecoder.decode( DataBuffer dataBuffer , ResolvableType targetType , @ Nullable MimeType mimeType , @ Nullable Map &lt; String , Object &gt; hi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plitHandler.accept( XMLEvent event , SynchronousSink &lt; List &lt; XMLEvent &gt; &gt; sink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